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ro1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Condensed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=0" style:apply-style-name="Untitled1" style:base-cell-address="Sheet1.C3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=0" style:apply-style-name="Untitled1" style:base-cell-address="Sheet1.C3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=0" style:apply-style-name="Untitled1" style:base-cell-address="Sheet1.C3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=0" style:apply-style-name="Untitled1" style:base-cell-address="Sheet1.C3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Sans Arabic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Noto Sans Arabic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=0" style:apply-style-name="Untitled1" style:base-cell-address="Sheet1.C3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gt;=0" style:apply-style-name="Untitled1" style:base-cell-address="Sheet1.C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<text:s/>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<text:s/>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5" table:style-name="ce5" office:value-type="string" calcext:value-type="string">
            <text:p><text:s/>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4" table:style-name="ce5" office:value-type="string" calcext:value-type="string">
            <text:p>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4" table:style-name="ce5" office:value-type="string" calcext:value-type="string">
            <text:p>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<text:s/>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2" office:value-type="string" calcext:value-type="string">
            <text:p><text:s/>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<text:s/>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<text:s/>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number-columns-repeated="3"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 office:value-type="string" calcext:value-type="string">
            <text:p>x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7" table:style-name="ce3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number-columns-repeated="7" table:style-name="ce9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/>
          <table:table-cell table:number-columns-repeated="16358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E3:Sheet1.I7 Sheet1.M3:Sheet1.Q7 Sheet1.F10:Sheet1.H12 Sheet1.L10:Sheet1.N12 Sheet1.C15:Sheet1.L24">
            <calcext:condition calcext:apply-style-name="Untitled1" calcext:value="&gt;=0" calcext:base-cell-address="Sheet1.C3"/>
          </calcext:conditional-format>
          <calcext:conditional-format calcext:target-range-address="Sheet1.M3:Sheet1.Q7 Sheet1.F10:Sheet1.H12 Sheet1.L10:Sheet1.N12 Sheet1.C15:Sheet1.L24">
            <calcext:condition calcext:apply-style-name="Untitled2" calcext:value="=&quot;x&quot;" calcext:base-cell-address="Sheet1.C3"/>
          </calcext:conditional-format>
          <calcext:conditional-format calcext:target-range-address="Sheet1.P15:Sheet1.Y24">
            <calcext:condition calcext:apply-style-name="Untitled1" calcext:value="&gt;=0" calcext:base-cell-address="Sheet1.P15"/>
          </calcext:conditional-format>
          <calcext:conditional-format calcext:target-range-address="Sheet1.P15:Sheet1.Y24">
            <calcext:condition calcext:apply-style-name="Untitled2" calcext:value="=&quot;x&quot;" calcext:base-cell-address="Sheet1.P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Accent">
      <style:table-cell-properties fo:background-color="#dedce6"/>
    </style:style>
    <style:style style:name="Untitled2" style:family="table-cell" style:parent-style-name="Default">
      <style:table-cell-properties fo:background-color="#999999" style:diagonal-bl-tr="none" style:diagonal-tl-br="none"/>
      <style:text-properties fo:color="#99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20:46:31.206982726</meta:creation-date>
    <dc:date>2024-11-16T23:10:24.972632731</dc:date>
    <meta:editing-duration>PT23M3S</meta:editing-duration>
    <meta:editing-cycles>2</meta:editing-cycles>
    <meta:generator>LibreOffice/24.2.6.2$Linux_X86_64 LibreOffice_project/420$Build-2</meta:generator>
    <meta:document-statistic meta:table-count="1" meta:cell-count="340" meta:object-count="0"/>
  </office:meta>
</office:document-meta>
</file>